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u1" style:family="ruby">
      <style:ruby-properties style:ruby-align="left" loext:ruby-position="right-vertic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uby text:style-name="Ru1"><text:ruby-base>上</text:ruby-base><text:ruby-text>ㄕㄤˋ</text:ruby-text></text:rub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1:15:06.571311395</meta:creation-date>
    <dc:date>2018-01-22T21:15:27.169758800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Dev/6.1.0.0.alpha0$Linux_X86_64 LibreOffice_project/917fcf42f6ef13048f7ad3ba7ab5d036a8667368</meta:generator>
  </office:meta>
</office:document-meta>
</file>